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Text_20_body">
      <style:text-properties fo:font-weight="bold" officeooo:rsid="0010004f" officeooo:paragraph-rsid="0010004f" style:font-weight-asian="bold" style:font-weight-complex="bold"/>
    </style:style>
    <style:style style:name="P3" style:family="paragraph" style:parent-style-name="Text_20_body">
      <style:text-properties officeooo:rsid="000f7e75" officeooo:paragraph-rsid="000f7e75"/>
    </style:style>
    <style:style style:name="P4" style:family="paragraph" style:parent-style-name="Text_20_body">
      <style:text-properties fo:font-weight="normal" officeooo:rsid="000defeb" officeooo:paragraph-rsid="000defeb" style:font-weight-asian="normal" style:font-weight-complex="normal"/>
    </style:style>
    <style:style style:name="P5" style:family="paragraph" style:parent-style-name="Text_20_body">
      <style:text-properties fo:font-weight="normal" officeooo:rsid="0014552f" officeooo:paragraph-rsid="0014552f" style:font-weight-asian="normal" style:font-weight-complex="normal"/>
    </style:style>
    <style:style style:name="P6" style:family="paragraph" style:parent-style-name="Text_20_body">
      <style:text-properties fo:font-weight="normal" officeooo:rsid="0014552f" officeooo:paragraph-rsid="000c5c60" style:font-weight-asian="normal" style:font-weight-complex="normal"/>
    </style:style>
    <style:style style:name="P7" style:family="paragraph" style:parent-style-name="Text_20_body">
      <style:text-properties fo:font-weight="normal" officeooo:rsid="00146824" officeooo:paragraph-rsid="00146824" style:font-weight-asian="normal" style:font-weight-complex="normal"/>
    </style:style>
    <style:style style:name="P8" style:family="paragraph" style:parent-style-name="Text_20_body">
      <style:text-properties officeooo:rsid="0014552f" officeooo:paragraph-rsid="0014552f"/>
    </style:style>
    <style:style style:name="P9" style:family="paragraph" style:parent-style-name="Text_20_body">
      <style:text-properties officeooo:rsid="00146824" officeooo:paragraph-rsid="00146824"/>
    </style:style>
    <style:style style:name="P10" style:family="paragraph" style:parent-style-name="Text_20_body">
      <style:text-properties officeooo:paragraph-rsid="0015f751"/>
    </style:style>
    <style:style style:name="P11" style:family="paragraph" style:parent-style-name="Code">
      <style:text-properties officeooo:rsid="000defeb" officeooo:paragraph-rsid="000defeb"/>
    </style:style>
    <style:style style:name="P12" style:family="paragraph" style:parent-style-name="Code">
      <style:text-properties officeooo:rsid="000defeb" officeooo:paragraph-rsid="0010004f"/>
    </style:style>
    <style:style style:name="P13" style:family="paragraph" style:parent-style-name="Code">
      <style:text-properties officeooo:rsid="000defeb" officeooo:paragraph-rsid="00146824"/>
    </style:style>
    <style:style style:name="P14" style:family="paragraph" style:parent-style-name="Code">
      <style:text-properties officeooo:rsid="000defeb" officeooo:paragraph-rsid="000f7e75"/>
    </style:style>
    <style:style style:name="P15" style:family="paragraph" style:parent-style-name="Code">
      <style:text-properties officeooo:rsid="000defeb" officeooo:paragraph-rsid="0015f751"/>
    </style:style>
    <style:style style:name="P16" style:family="paragraph" style:parent-style-name="Code">
      <style:text-properties fo:font-weight="normal" officeooo:rsid="0014552f" officeooo:paragraph-rsid="0014552f" style:font-weight-asian="normal" style:font-weight-complex="normal"/>
    </style:style>
    <style:style style:name="P17" style:family="paragraph" style:parent-style-name="Code">
      <style:text-properties fo:font-weight="normal" officeooo:rsid="00146824" officeooo:paragraph-rsid="00146824" style:font-weight-asian="normal" style:font-weight-complex="normal"/>
    </style:style>
    <style:style style:name="P18" style:family="paragraph" style:parent-style-name="Standard">
      <style:text-properties fo:font-weight="normal" officeooo:rsid="0014552f" officeooo:paragraph-rsid="0014552f" style:font-weight-asian="normal" style:font-weight-complex="normal"/>
    </style:style>
    <style:style style:name="P19" style:family="paragraph" style:parent-style-name="Code" style:list-style-name="L1"/>
    <style:style style:name="P20" style:family="paragraph" style:parent-style-name="Code" style:list-style-name="L2"/>
    <style:style style:name="P21" style:family="paragraph" style:parent-style-name="Code" style:list-style-name="L2">
      <style:text-properties officeooo:paragraph-rsid="0014552f"/>
    </style:style>
    <style:style style:name="P22" style:family="paragraph" style:parent-style-name="Code">
      <style:text-properties officeooo:rsid="000defeb" officeooo:paragraph-rsid="000defeb"/>
    </style:style>
    <style:style style:name="P23" style:family="paragraph" style:parent-style-name="Heading_20_1">
      <style:text-properties fo:language="pl" fo:country="PL" officeooo:rsid="0003dee4" officeooo:paragraph-rsid="0003dee4"/>
    </style:style>
    <style:style style:name="P24" style:family="paragraph" style:parent-style-name="Heading_20_3">
      <style:text-properties officeooo:paragraph-rsid="000c5c60"/>
    </style:style>
    <style:style style:name="P25" style:family="paragraph" style:parent-style-name="Heading_20_3">
      <style:text-properties fo:font-weight="bold" officeooo:rsid="000c5c60" style:font-weight-asian="bold" style:font-weight-complex="bold"/>
    </style:style>
    <style:style style:name="P26" style:family="paragraph" style:parent-style-name="Heading_20_3">
      <style:text-properties fo:font-weight="bold" officeooo:rsid="000c5c60" officeooo:paragraph-rsid="000defeb" style:font-weight-asian="bold" style:font-weight-complex="bold"/>
    </style:style>
    <style:style style:name="P27" style:family="paragraph" style:parent-style-name="Heading_20_3">
      <style:text-properties officeooo:rsid="000f7e75" officeooo:paragraph-rsid="000f7e7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6824" style:font-weight-asian="normal" style:font-weight-complex="normal"/>
    </style:style>
    <style:style style:name="T3" style:family="text">
      <style:text-properties fo:font-weight="normal" officeooo:rsid="0015f751" style:font-weight-asian="normal" style:font-weight-complex="normal"/>
    </style:style>
    <style:style style:name="T4" style:family="text">
      <style:text-properties fo:font-weight="normal" officeooo:rsid="0016ae2b" style:font-weight-asian="normal" style:font-weight-complex="normal"/>
    </style:style>
    <style:style style:name="T5" style:family="text">
      <style:text-properties officeooo:rsid="000c5c60"/>
    </style:style>
    <style:style style:name="T6" style:family="text">
      <style:text-properties officeooo:rsid="000defeb"/>
    </style:style>
    <style:style style:name="T7" style:family="text">
      <style:text-properties officeooo:rsid="000f7e75"/>
    </style:style>
    <style:style style:name="T8" style:family="text">
      <style:text-properties officeooo:rsid="0010004f"/>
    </style:style>
    <style:style style:name="T9" style:family="text">
      <style:text-properties officeooo:rsid="0014552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f751" style:font-weight-asian="bold" style:font-weight-complex="bold"/>
    </style:style>
    <style:style style:name="T12" style:family="text">
      <style:text-properties officeooo:rsid="00146824"/>
    </style:style>
    <style:style style:name="T13" style:family="text">
      <style:text-properties officeooo:rsid="0016ae2b"/>
    </style:style>
    <style:style style:name="T14" style:family="text">
      <style:text-properties officeooo:rsid="0015f751"/>
    </style:style>
    <style:style style:name="T15" style:family="text">
      <style:text-properties officeooo:rsid="001d322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Kolokwium <text:span text:style-name="T5">3</text:span>a </text:h>
      <text:h text:style-name="P24" text:outline-level="3">Zadanie 1 </text:h>
      <text:p text:style-name="P6">Rozważ następującą zawartość skryptu</text:p>
      <text:p text:style-name="P16">def wrapped(foo, bar): </text:p>
      <text:p text:style-name="P16"><text:tab/>pass<text:tab/># tresc nieistotna</text:p>
      <text:p text:style-name="P16"/>
      <text:p text:style-name="P16"/>
      <text:p text:style-name="P16">def my_wrapper(baz, **next_args): </text:p>
      <text:p text:style-name="P16"><text:tab/># nieistotne ...</text:p>
      <text:p text:style-name="P16"><text:tab/>wrapped(**next_args)</text:p>
      <text:p text:style-name="P16"/>
      <text:p text:style-name="P16">foo, bar, baz = 1, 2, 3</text:p>
      <text:p text:style-name="P18">Zaznacz wywołania funkcji które nie spowodują zgłoszenia błędu przez interpreter</text:p>
      <text:list xml:id="list2645731949493889860" text:style-name="L1">
        <text:list-item>
          <text:p text:style-name="P19">my_wrapper(foo, bar, baz)<text:span text:style-name="T15"> </text:span></text:p>
        </text:list-item>
      </text:list>
      <text:list xml:id="list8935655099245786775" text:style-name="L2">
        <text:list-item>
          <text:p text:style-name="P20">my_wrapper(foo=foo, bar=bar, baz=baz) </text:p>
        </text:list-item>
        <text:list-item>
          <text:p text:style-name="P20">my_wrapper(baz=baz, foo=foo, bar=bar) </text:p>
        </text:list-item>
        <text:list-item>
          <text:p text:style-name="P20"><text:span text:style-name="Source_20_Text">my_wrapper(baz, foo=foo, bar=bar)</text:span></text:p>
        </text:list-item>
        <text:list-item>
          <text:p text:style-name="P21"><text:span text:style-name="Source_20_Text">my_wrapper(baz=foo, foo=foo, bar=bar)</text:span></text:p>
        </text:list-item>
      </text:list>
      <text:h text:style-name="P25" text:outline-level="3">Zadanie 2</text:h>
      <text:p text:style-name="P4">Napisz program <text:span text:style-name="T9">konwertujący plik</text:span> csv<text:span text:style-name="T9"> na inny dialekt</text:span>. <text:span text:style-name="T9">Program czyta z pliku in.csv </text:span>Program <text:span text:style-name="T9">powinien zapisywać do pliku out.csv takie same dane, ale kolumny powinny być oddzielone znakiem zapytania. </text:span></text:p>
      <text:p text:style-name="P5">Dane w pliku in.csv to: </text:p>
      <text:p text:style-name="P11">foo,bar,baz</text:p>
      <text:p text:style-name="P11">baz,bar,foo </text:p>
      <text:p text:style-name="P11">bar,foo,baz</text:p>
      <text:h text:style-name="P26" text:outline-level="3">Zadanie <text:span text:style-name="T6">3</text:span></text:h>
      <text:p text:style-name="P7">Dane są dane wygenerowane w następujący sposób: </text:p>
      <text:p text:style-name="P17">import numpy as np</text:p>
      <text:p text:style-name="P17">data = np.random.rand(<text:span text:style-name="T13">int(1E7)</text:span>)<text:line-break/>data = np.sqrt(data-0.1)</text:p>
      <text:p text:style-name="P8"><text:span text:style-name="T1">Rozważ dwa programy</text:span><text:span text:style-name="T2">,</text:span><text:span text:style-name="T1"> które </text:span><text:span text:style-name="T2">liczą sumę elementów danych nie będących nan. </text:span></text:p>
      <text:p text:style-name="P9">Program A: </text:p>
      <text:p text:style-name="P9">sum = 0</text:p>
      <text:p text:style-name="Code"><text:span text:style-name="T2">f</text:span><text:span text:style-name="T1">or elem </text:span><text:span text:style-name="T2">in data: </text:span></text:p>
      <text:p text:style-name="P17"><text:tab/>if elem != np.nan: </text:p>
      <text:p text:style-name="P17"><text:tab/><text:tab/>sum+=elem</text:p>
      <text:p text:style-name="P7">Program B: </text:p>
      <text:p text:style-name="Code">sum = np.sum(data[data!=np.nan])</text:p>
      <text:p text:style-name="P9"/>
      <text:p text:style-name="P9">Rozważ wymagania <text:span text:style-name="T10">pamięciowe</text:span><text:span text:style-name="T1"> obu tych programów i odpowiedz, który program zużyje mniej pamięci.</text:span><text:span text:style-name="T4"> Oszacuj rozmiar zużytej pamięci przez oba programy </text:span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h text:style-name="P27" text:outline-level="3">Zadanie 4</text:h>
      <text:p text:style-name="P2">Uwaga:<text:span text:style-name="T1"> pełne punkty będ</text:span><text:span text:style-name="T3">ą</text:span><text:span text:style-name="T1"> możliwe do otrzymania tylko za w pełni zwektoryzowany kod. </text:span><text:span text:style-name="T3">Uwaga proszę trzy razy sprawdzić czy każdy detal Waszego programu jest poprawny. </text:span></text:p>
      <text:p text:style-name="P3">Masz jednowymiarową tablicę: </text:p>
      <text:p text:style-name="P14">data = np.random.rand(<text:span text:style-name="T7">1000</text:span>)</text:p>
      <text:p text:style-name="P13"><text:span text:style-name="T12">stdev</text:span> = np.random.rand(<text:span text:style-name="T7">1000</text:span>)</text:p>
      <text:p text:style-name="P15"><text:span text:style-name="T12">fit</text:span> = np.random.rand(<text:span text:style-name="T7">1000</text:span>)</text:p>
      <text:p text:style-name="P12"/>
      <text:p text:style-name="P12"><draw:frame draw:style-name="fr1" draw:name="Object1" text:anchor-type="as-char" svg:width="61.42mm" svg:height="12.44m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która symuluje jakieś dane <text:span text:style-name="T8">pomiarowe. Tablica fit symbolizuje dopasowanie do danych. Tablica </text:span><text:span text:style-name="Source_20_Text"><text:span text:style-name="T8">stddev</text:span></text:span><text:span text:style-name="T8"> zawiera niepewności pomiarowe, przy czym </text:span><text:span text:style-name="Source_20_Text"><text:span text:style-name="T8">stddev[ii]</text:span></text:span><text:span text:style-name="T8"> zawiera niepewność </text:span><text:span text:style-name="Source_20_Text"><text:span text:style-name="T8">data[ii]</text:span></text:span><text:span text:style-name="T8">.</text:span></text:p>
      <text:p text:style-name="P10"><text:span text:style-name="T14">Wyznacz współczynnik zredukowanego </text:span><text:span text:style-name="T14"><draw:frame draw:style-name="fr1" draw:name="Object2" text:anchor-type="as-char" svg:width="5.93mm" svg:height="5.43m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. Na komputerze na którym Twój program będzie wykonywany zainstalowana jest </text:span><text:span text:style-name="T11">tylko</text:span><text:span text:style-name="T3"> biblioteka numpy i nie możesz nic innego zainstalować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99mm" loext:contextual-spacing="true" fo:line-height="100%" fo:background-color="transparent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Liberation Mono" fo:font-family="'Liberation Mono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5-01-25T18:45:04.103466092</dc:date>
    <dc:creator>Jacek Bzdak</dc:creator>
    <meta:editing-duration>PT1H24M48S</meta:editing-duration>
    <meta:editing-cycles>8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2" meta:page-count="1" meta:paragraph-count="44" meta:word-count="256" meta:character-count="1898" meta:non-whitespace-character-count="1617"/>
  </office:meta>
</office:document-meta>
</file>

<file path=Object 1/content.xml><?xml version="1.0" encoding="utf-8"?>
<math xmlns="http://www.w3.org/1998/Math/MathML" display="block">
  <semantics>
    <mrow>
      <mrow>
        <msup>
          <mover accent="true">
            <mi mathvariant="normal">χ</mi>
            <mo stretchy="false">¯</mo>
          </mover>
          <mn>2</mn>
        </msup>
        <mo stretchy="false">=</mo>
        <mfrac>
          <mn>1</mn>
          <mrow>
            <mi mathvariant="italic">len</mi>
            <mrow>
              <mrow>
                <mo fence="true" stretchy="false">(</mo>
                <mrow>
                  <mi mathvariant="italic">data</mi>
                </mrow>
                <mo fence="true" stretchy="false">)</mo>
              </mrow>
              <mo stretchy="false">−</mo>
              <mn>3</mn>
            </mrow>
          </mrow>
        </mfrac>
      </mrow>
      <mrow>
        <mo stretchy="false">∑</mo>
        <msup>
          <mrow>
            <mo fence="true" stretchy="true">(</mo>
            <mrow>
              <mfrac>
                <mrow>
                  <msub>
                    <mi mathvariant="italic">data</mi>
                    <mi mathvariant="italic">ii</mi>
                  </msub>
                  <mo stretchy="false">−</mo>
                  <msub>
                    <mi mathvariant="italic">fit</mi>
                    <mi mathvariant="italic">ii</mi>
                  </msub>
                </mrow>
                <msub>
                  <mi mathvariant="italic">stddev</mi>
                  <mi mathvariant="italic">ii</mi>
                </msub>
              </mfrac>
            </mrow>
            <mo fence="true" stretchy="true">)</mo>
          </mrow>
          <mn>2</mn>
        </msup>
      </mrow>
    </mrow>
    <annotation encoding="StarMath 5.0">{bar %chi} ^2 = {1} over {len(data)-3} sum left ( {data_ii - fit_ii} over {stddev_ii} right )^2</annotation>
  </semantics>
</math>
</file>

<file path=Object 2/content.xml><?xml version="1.0" encoding="utf-8"?>
<math xmlns="http://www.w3.org/1998/Math/MathML" display="block">
  <semantics>
    <msup>
      <mi mathvariant="normal">χ</mi>
      <mn>2</mn>
    </msup>
    <annotation encoding="StarMath 5.0">%chi^2</annotation>
  </semantics>
</math>
</file>